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d /home/binu/cs50/java/TestItemToPurchase; JAVA_HOME=/usr/lib/jvm/jdk-19 /snap/netbeans/69/netbeans/java/maven/bin/mvn -Dexec.vmArgs= "-Dexec.args=${exec.vmArgs} -classpath %classpath ${exec.mainClass} ${exec.appArgs}" -Dexec.appArgs= -Dexec.mainClass=com.mycompany.testitemtopurchase.TestItemToPurchase -Dexec.executable=/usr/lib/jvm/jdk-19/bin/java org.codehaus.mojo:exec-maven-plugin:3.0.0:exec</text:p>
      <text:p text:style-name="Standard">Running NetBeans Compile On Save execution. Phase execution is skipped and output directories of dependency projects (with Compile on Save turned on) will be used instead of their jar artifacts.</text:p>
      <text:p text:style-name="Standard">Scanning for projects...</text:p>
      <text:p text:style-name="Standard"/>
      <text:p text:style-name="Standard">------------------&lt; com.mycompany:TestItemToPurchase &gt;------------------</text:p>
      <text:p text:style-name="Standard">Building TestItemToPurchase 1.0-SNAPSHOT</text:p>
      <text:p text:style-name="Standard">--------------------------------[ jar ]---------------------------------</text:p>
      <text:p text:style-name="Standard"/>
      <text:p text:style-name="Standard">--- exec-maven-plugin:3.0.0:exec (default-cli) @ TestItemToPurchase ---</text:p>
      <text:p text:style-name="Standard">Bottled Water 1 @ $10 = $10</text:p>
      <text:p text:style-name="Standard">Bottled Water: Bottled Water: Deer Park, 12 oz.</text:p>
      <text:p text:style-name="Standard">------------------------------------------------------------------------</text:p>
      <text:p text:style-name="Standard">BUILD SUCCESS</text:p>
      <text:p text:style-name="Standard">------------------------------------------------------------------------</text:p>
      <text:p text:style-name="Standard">Total time: <text:s/>0.474 s</text:p>
      <text:p text:style-name="Standard">Finished at: 2022-10-22T15:09:46-07:00</text:p>
      <text:p text:style-name="Standard">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2T15:10:12.499371065</meta:creation-date>
    <dc:date>2022-10-22T15:11:23.360880116</dc:date>
    <meta:editing-duration>PT1M11S</meta:editing-duration>
    <meta:editing-cycles>1</meta:editing-cycles>
    <meta:document-statistic meta:table-count="0" meta:image-count="0" meta:object-count="0" meta:page-count="1" meta:paragraph-count="15" meta:word-count="91" meta:character-count="1232" meta:non-whitespace-character-count="1157"/>
    <meta:generator>LibreOffice/6.0.7.3$Linux_X86_64 LibreOffice_project/00m0$Build-3</meta:generator>
  </office:meta>
</office:document-meta>
</file>